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97mm"/>
    </style:style>
    <style:style style:name="co2" style:family="table-column">
      <style:table-column-properties fo:break-before="auto" style:column-width="98.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80.0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table:style-name="ce3" office:value-type="string" calcext:value-type="string">
            <text:p>late_night</text:p>
          </table:table-cell>
          <table:table-cell office:value-type="string" calcext:value-type="string">
            <text:p>BRTS (Bus Rapid Transit System) route , Akur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nk_driving, Rash_Driving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string" calcext:value-type="string">
            <text:p>Evening (5 pm)</text:p>
          </table:table-cell>
          <table:table-cell office:value-type="string" calcext:value-type="string">
            <text:p>Chena creek bridge, Ghodbunder R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Mukherjee Nagar,New Delhi + Mangolpuri,Rohini,Delhi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Collision + hit_run, run_over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Tilak nagar, west Del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Essar Petrol pump, Harsaru village, Pataudi r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table:style-name="ce3" office:value-type="string" calcext:value-type="string">
            <text:p>morning</text:p>
          </table:table-cell>
          <table:table-cell office:value-type="string" calcext:value-type="string">
            <text:p>Sursangda village , Kalavad taluka, Jamnaga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lision , Fall_off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/>
          <table:table-cell office:value-type="string" calcext:value-type="string">
            <text:p><text:s/>West Sahara Avenue east , Decatur Boulev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morning</text:p>
          </table:table-cell>
          <table:table-cell table:style-name="ce3" office:value-type="string" calcext:value-type="string">
            <text:p>Jhotwara area, Jaip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/>
          <table:table-cell office:value-type="string" calcext:value-type="string">
            <text:p>Moscow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Range Hill Corner, Ganeshkhind Ro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sh_driving, Sleep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office:value-type="string" calcext:value-type="string">
            <text:p>Lacchiwala, Dehradu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table:style-name="ce3" office:value-type="string" calcext:value-type="string">
            <text:p>mangalwar peth area,kolhap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table:style-name="ce2" office:value-type="date" office:date-value="2017-07-01" calcext:value-type="date">
            <text:p>01/07/17</text:p>
          </table:table-cell>
          <table:table-cell table:style-name="ce3" office:value-type="string" calcext:value-type="string">
            <text:p><text:s/>evening</text:p>
          </table:table-cell>
          <table:table-cell table:style-name="ce3" office:value-type="string" calcext:value-type="string">
            <text:p>Sidhwan Bet, Jagraon, on Saturd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shivdaspura.jaip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office:value-type="string" calcext:value-type="string">
            <text:p>evening (7pm)</text:p>
          </table:table-cell>
          <table:table-cell office:value-type="string" calcext:value-type="string">
            <text:p>Wagholi, Pune-Ahmednagar highwa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t_control,collision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l_off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Amravati Road, Nagpur</text:p>
          </table:table-cell>
          <table:table-cell office:value-type="string" calcext:value-type="string">
            <text:p>2(catt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aruti plant, manesar + old Bilaspur toll 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hanteshwar village, Jamnagar R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/>
          <table:table-cell office:value-type="string" calcext:value-type="string">
            <text:p>Thiruvalangadu, Tirutta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/>
          <table:table-cell office:value-type="string" calcext:value-type="string">
            <text:p>Bemetar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/>
          <table:table-cell office:value-type="string" calcext:value-type="string">
            <text:p>Ramkot belt, Kathua district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+ Bajna, Naujheel police station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Sleep +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ollow-up of previous report</text:p>
          </table:table-cell>
          <table:table-cell table:number-columns-repeated="5"/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ahadevsthan on NH-30, Maner police station area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 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Ramapir Crossroads, 150-feet Ring R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,run_over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achin GID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achin GID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elmaruvathur bypass r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Damtal area, Kangra distric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office:value-type="string" calcext:value-type="string">
            <text:p>Khanjhawa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Kasarwadavli police station + Mumbra police station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run_over + run_over, hit_ru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elevated r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elevated r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Sirhind Canal, Gurthali village, Khan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l_off</text:p>
          </table:table-cell>
        </table:table-row>
        <table:table-row table:style-name="ro1">
          <table:table-cell table:style-name="ce2"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table:style-name="ce3" office:value-type="string" calcext:value-type="string">
            <text:p>Kotput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table:style-name="ce2" office:value-type="date" office:date-value="2017-07-05" calcext:value-type="date">
            <text:p>05/07/17</text:p>
          </table:table-cell>
          <table:table-cell table:style-name="ce3" office:value-type="string" calcext:value-type="string">
            <text:p>early_morning</text:p>
          </table:table-cell>
          <table:table-cell office:value-type="string" calcext:value-type="string">
            <text:p>Dhalbhumgarh ,Ghatshila sub division, NH-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koli naka, Mumbai-Nashik highw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5"/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Arakkon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Avinashi Road, Kovai Medical Centre and Hospi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+ evening</text:p>
          </table:table-cell>
          <table:table-cell office:value-type="string" calcext:value-type="string">
            <text:p>Dera Bassi + Phase 11 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table:style-name="ce3" office:value-type="string" calcext:value-type="string">
            <text:p><text:s/>run_over, hit_run + lost_control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5"/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Najafgar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Rajiv Chowk on the Gurgaon-Delhi expressway, naharp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Koyambedu bus termin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Chhuchakwas-Gwalison road, Maraut village, Jhajja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Collisio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5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Chhuchakwas-Gwalison road, Maraut village, Jhajja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Collision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Jharoda villag ,Baba Haridass Naga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gument inciting mob voilence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Vastavdi village, Sayla-Limbdi highway, Surendranag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ahavir Hall on Ajwa R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Sector 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rash_driving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Chinchbhuvan Brid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West Midnapore's Gurgurip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rash_driving, hit_ru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5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table:style-name="ce3" office:value-type="string" calcext:value-type="string">
            <text:p>afternoon</text:p>
          </table:table-cell>
          <table:table-cell table:style-name="ce3" office:value-type="string" calcext:value-type="string">
            <text:p>sewage treatment plant (STP) in Roopnagar Colony, Badhi Majra area,Yamunanagar distri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jari near Hadapsar on the Pune-Solapur highw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 + early_morning</text:p>
          </table:table-cell>
          <table:table-cell office:value-type="string" calcext:value-type="string">
            <text:p>Sadlpur-Churu road + Shahpura in Jaipur rural</text:p>
          </table:table-cell>
          <table:table-cell office:value-type="string" calcext:value-type="string">
            <text:p>3 + 1</text:p>
          </table:table-cell>
          <table:table-cell office:value-type="string" calcext:value-type="string">
            <text:p>0+1</text:p>
          </table:table-cell>
          <table:table-cell office:value-type="string" calcext:value-type="string">
            <text:p>lost_control + run_over, hit_run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5"/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Garh Road, Hap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hanupur Kale bypas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Rasulpur, Industrial Area (IA) police station, Dewa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st_control, Collision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Adala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Ribandar-Old Goa byp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Dhamna Shivar on Nagpur-Amravati Roa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etro pillar near Moosapet s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_control, Collision</text:p>
          </table:table-cell>
        </table:table-row>
        <table:table-row table:style-name="ro1">
          <table:table-cell table:style-name="ce2"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araimalainagar, Chengalp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ep, lost_control 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NSG camp gate on NH-8, Manes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lost_control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awlar bridge Navelim, Bichol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_control, fall_off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Green Mosque, Road No. 3, Banjara Hil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Srisailam highw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ignature Chowk + 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 + hit_ru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5"/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/>
          <table:table-cell office:value-type="string" calcext:value-type="string">
            <text:p>Sung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Koodalnagar Bri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/>
          <table:table-cell office:value-type="string" calcext:value-type="string">
            <text:p>Asaba Weigh Bridge on the outskirts of Anjar town in Kutc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lision, hit_run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5"/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Salt La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Adharpura,7km from Danta town in Banaskantha distri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, hit_run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/>
          <table:table-cell office:value-type="string" calcext:value-type="string">
            <text:p>Mottur Valavu on Attur-Thammampatti state highway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aurav Pa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Khandala section of the Pune-Mumbai expressw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l_off, lost_control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eldi Mata temple in Behramp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University R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4" calcext:value-type="date">
            <text:p>1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Railway quarters on Sad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date" office:date-value="2017-07-14" calcext:value-type="date">
            <text:p>14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Vallam in Thanjavur district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table:style-name="Default" office:value-type="string" calcext:value-type="string">
            <text:p>08/07/17 + 14/07/17</text:p>
          </table:table-cell>
          <table:table-cell/>
          <table:table-cell office:value-type="string" calcext:value-type="string">
            <text:p>Ambience mall + Kherki Daula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 + hit_run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5"/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railway quarters, around 200 meters from Sadar pol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, Colli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9:06:49.516670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55:30.850761931</meta:creation-date>
    <dc:date>2018-08-31T20:36:46.865618111</dc:date>
    <meta:editing-duration>PT31M6S</meta:editing-duration>
    <meta:editing-cycles>5</meta:editing-cycles>
    <meta:generator>LibreOffice/5.1.6.2$Linux_X86_64 LibreOffice_project/10m0$Build-2</meta:generator>
    <meta:document-statistic meta:table-count="1" meta:cell-count="486" meta:object-count="0"/>
  </office:meta>
</office:document-meta>
</file>